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Add summary field to hagolem_ideas table</text:p>
      <text:p text:style-name="P1"/>
      <text:p text:style-name="P1">-- Step 1: Add the column</text:p>
      <text:p text:style-name="P1">ALTER TABLE hagolem_ideas </text:p>
      <text:p text:style-name="P1">ADD COLUMN idea_summary VARCHAR(500) AFTER idea_title;</text:p>
      <text:p text:style-name="P1"/>
      <text:p text:style-name="P1">-- Step 2: Add to fulltext search index</text:p>
      <text:p text:style-name="P1">ALTER TABLE hagolem_ideas </text:p>
      <text:p text:style-name="P1">DROP INDEX idx_search;</text:p>
      <text:p text:style-name="P1"/>
      <text:p text:style-name="P1">ALTER TABLE hagolem_ideas </text:p>
      <text:p text:style-name="P1">ADD FULLTEXT INDEX idx_search (idea_title, idea_summary, idea_content, tags);</text:p>
      <text:p text:style-name="P1"/>
      <text:p text:style-name="P1">-- Step 3: Update existing entries with summaries (optional - run manually for each)</text:p>
      <text:p text:style-name="P1">-- Example:</text:p>
      <text:p text:style-name="P1">UPDATE hagolem_ideas </text:p>
      <text:p text:style-name="P1">SET idea_summary = 'Core philosophical foundation: humans creating humanoid robots in our image, body and mind. Positions HaGOLEM as inevitable next step in creation.'</text:p>
      <text:p text:style-name="P1">WHERE id = 1;</text:p>
      <text:p text:style-name="P1"/>
      <text:p text:style-name="P1">-- That's it! Now you can:</text:p>
      <text:p text:style-name="P1">-- 1. Add summaries when inserting new ideas</text:p>
      <text:p text:style-name="P1">-- 2. Search summaries with the fulltext index</text:p>
      <text:p text:style-name="P1">-- 3. Display summaries in list view instead of truncated cont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7:00:29.058780000</meta:creation-date>
    <dc:date>2025-12-01T17:02:38.795316800</dc:date>
    <meta:editing-duration>PT2M9S</meta:editing-duration>
    <meta:editing-cycles>1</meta:editing-cycles>
    <meta:document-statistic meta:table-count="0" meta:image-count="0" meta:object-count="0" meta:page-count="1" meta:paragraph-count="18" meta:word-count="126" meta:character-count="815" meta:non-whitespace-character-count="703"/>
    <meta:generator>LibreOffice/25.8.3.2$Windows_X86_64 LibreOffice_project/8ca8d55c161d602844f5428fa4b58097424e324e</meta:generator>
  </office:meta>
</office:document-meta>
</file>